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9.212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hp1" style:family="text">
      <style:text-properties fo:color="#000000" fo:font-family="'DejaVu Sans Mono'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hp2" style:family="text">
      <style:text-properties fo:color="#0000BB" fo:font-family="'DejaVu Sans Mono'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hp3" style:family="text">
      <style:text-properties fo:color="#FF8000" fo:font-family="'DejaVu Sans Mono'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hp4" style:family="text">
      <style:text-properties fo:color="#007700" fo:font-family="'DejaVu Sans Mono'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hp5" style:family="text">
      <style:text-properties fo:color="#DD0000" fo:font-family="'DejaVu Sans Mono'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layer="layout" svg:width="27cm" svg:height="19.462cm" svg:x="0.5cm" svg:y="0.538cm">
          <draw:text-box>
            <text:p><text:span text:style-name="php2">&lt;?php</text:span></text:p>
            <text:p/>
            <text:p><text:span text:style-name="php4">require_once </text:span><text:span text:style-name="php5">'Zend/Loader/AutoloaderFactory.php'</text:span><text:span text:style-name="php4">;</text:span></text:p>
            <text:p><text:span text:style-name="php2">$o </text:span><text:span text:style-name="php4">= array(</text:span></text:p>
            <text:p><text:span text:style-name="php4">    </text:span><text:span text:style-name="php5">'Zend\Loader\StandardAutoloader' </text:span><text:span text:style-name="php4">=&gt; array(</text:span></text:p>
            <text:p><text:span text:style-name="php4">        </text:span><text:span text:style-name="php3">// include_path autoloader</text:span></text:p>
            <text:p><text:span text:style-name="php3">        </text:span><text:span text:style-name="php4">array(</text:span><text:span text:style-name="php5">'' </text:span><text:span text:style-name="php4">=&gt; </text:span><text:span text:style-name="php2">null</text:span><text:span text:style-name="php4">),</text:span></text:p>
            <text:p><text:span text:style-name="php4">    ),</text:span></text:p>
            <text:p><text:span text:style-name="php4">    </text:span><text:span text:style-name="php5">'Zend\Loader\ClassMapAutoloader' </text:span><text:span text:style-name="php4">=&gt; array(</text:span></text:p>
            <text:p><text:span text:style-name="php4">        </text:span><text:span text:style-name="php3">// ClassMap autoloading</text:span></text:p>
            <text:p><text:span text:style-name="php3">        </text:span><text:span text:style-name="php5">'/path/to/library/Zend/autoload_classmap.php'</text:span></text:p>
            <text:p><text:span text:style-name="php5">    </text:span><text:span text:style-name="php4">),</text:span></text:p>
            <text:p><text:span text:style-name="php4">);</text:span></text:p>
            <text:p><text:span text:style-name="php2">Zend</text:span><text:span text:style-name="php4">\</text:span><text:span text:style-name="php2">Loader</text:span><text:span text:style-name="php4">\</text:span><text:span text:style-name="php2">AutoloaderFactory</text:span><text:span text:style-name="php4">::</text:span><text:span text:style-name="php2">factory</text:span><text:span text:style-name="php4">(</text:span><text:span text:style-name="php2">$o</text:span><text:span text:style-name="php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rne Blankerts</meta:initial-creator>
    <meta:creation-date>2011-04-17T22:18:55</meta:creation-date>
    <meta:editing-duration>PT21S</meta:editing-duration>
    <meta:editing-cycles>2</meta:editing-cycles>
    <meta:generator>OpenOffice.org/3.3$Unix OpenOffice.org_project/330m20$Build-9567</meta:generator>
    <dc:date>2011-04-17T22:19:01</dc:date>
    <dc:creator>Arne Blankerts</dc:creator>
    <meta:document-statistic meta:object-count="25"/>
  </office:meta>
</office:document-meta>
</file>